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24e045" officeooo:paragraph-rsid="0042b288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24e045" officeooo:paragraph-rsid="0024e04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310912" officeooo:paragraph-rsid="0032555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6b521" officeooo:paragraph-rsid="0032e33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6b521" officeooo:paragraph-rsid="0037cf2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6b521" officeooo:paragraph-rsid="0026b52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ad93e" officeooo:paragraph-rsid="002e5e7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9a001" officeooo:paragraph-rsid="002c6f8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40652" officeooo:paragraph-rsid="0024065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debba" officeooo:paragraph-rsid="001debb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2c8d4" officeooo:paragraph-rsid="0012c8d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0cf17" officeooo:paragraph-rsid="0010cf17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48af97" officeooo:paragraph-rsid="0048af97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4e6b48" officeooo:paragraph-rsid="004e6b48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387fa3" officeooo:paragraph-rsid="00387fa3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26b521" officeooo:paragraph-rsid="00325558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26b521" officeooo:paragraph-rsid="0026b52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26b521" officeooo:paragraph-rsid="0037cf20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officeooo:rsid="0026b521" officeooo:paragraph-rsid="0026b521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2pt" fo:font-weight="bold" officeooo:rsid="0022fe53" officeooo:paragraph-rsid="0022fe53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2pt" fo:font-weight="bold" officeooo:rsid="001debba" officeooo:paragraph-rsid="001debba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2pt" fo:font-weight="bold" officeooo:rsid="0012c8d4" officeooo:paragraph-rsid="0012c8d4" style:font-size-asian="10.5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42b288"/>
    </style:style>
    <style:style style:name="P25" style:family="paragraph" style:parent-style-name="Standard">
      <style:paragraph-properties fo:text-align="start" style:justify-single-word="false"/>
      <style:text-properties officeooo:paragraph-rsid="00387fa3"/>
    </style:style>
    <style:style style:name="P26" style:family="paragraph" style:parent-style-name="Standard">
      <style:paragraph-properties fo:text-align="start" style:justify-single-word="false"/>
      <style:text-properties officeooo:paragraph-rsid="004565e5"/>
    </style:style>
    <style:style style:name="P27" style:family="paragraph" style:parent-style-name="Standard">
      <style:paragraph-properties fo:text-align="start" style:justify-single-word="false"/>
      <style:text-properties officeooo:paragraph-rsid="0037cf20"/>
    </style:style>
    <style:style style:name="P28" style:family="paragraph" style:parent-style-name="Standard">
      <style:paragraph-properties fo:text-align="start" style:justify-single-word="false"/>
      <style:text-properties officeooo:paragraph-rsid="0026b521"/>
    </style:style>
    <style:style style:name="P29" style:family="paragraph" style:parent-style-name="Standard">
      <style:paragraph-properties fo:text-align="start" style:justify-single-word="false"/>
      <style:text-properties fo:font-weight="bold" officeooo:rsid="004565e5" officeooo:paragraph-rsid="004565e5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20pt" fo:font-weight="bold" officeooo:rsid="0010cf17" officeooo:paragraph-rsid="0010cf17" style:font-size-asian="17.5pt" style:font-weight-asian="bold" style:font-size-complex="20pt" style:font-weight-complex="bold"/>
    </style:style>
    <style:style style:name="T1" style:family="text">
      <style:text-properties officeooo:rsid="0013b5d1"/>
    </style:style>
    <style:style style:name="T2" style:family="text">
      <style:text-properties officeooo:rsid="001464d1"/>
    </style:style>
    <style:style style:name="T3" style:family="text">
      <style:text-properties officeooo:rsid="00154019"/>
    </style:style>
    <style:style style:name="T4" style:family="text">
      <style:text-properties officeooo:rsid="00160e21"/>
    </style:style>
    <style:style style:name="T5" style:family="text">
      <style:text-properties officeooo:rsid="00180a82"/>
    </style:style>
    <style:style style:name="T6" style:family="text">
      <style:text-properties officeooo:rsid="00196864"/>
    </style:style>
    <style:style style:name="T7" style:family="text">
      <style:text-properties officeooo:rsid="001adcaa"/>
    </style:style>
    <style:style style:name="T8" style:family="text">
      <style:text-properties officeooo:rsid="001b06b4"/>
    </style:style>
    <style:style style:name="T9" style:family="text">
      <style:text-properties officeooo:rsid="00205cd1"/>
    </style:style>
    <style:style style:name="T10" style:family="text">
      <style:text-properties officeooo:rsid="0021206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9a001"/>
    </style:style>
    <style:style style:name="T13" style:family="text">
      <style:text-properties officeooo:rsid="002a949c"/>
    </style:style>
    <style:style style:name="T14" style:family="text">
      <style:text-properties officeooo:rsid="002e5e70"/>
    </style:style>
    <style:style style:name="T15" style:family="text">
      <style:text-properties officeooo:rsid="002f9485"/>
    </style:style>
    <style:style style:name="T16" style:family="text">
      <style:text-properties officeooo:rsid="0030c4ce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0c4ce" style:font-weight-asian="normal" style:font-weight-complex="normal"/>
    </style:style>
    <style:style style:name="T19" style:family="text">
      <style:text-properties fo:font-weight="normal" officeooo:rsid="00310912" style:font-weight-asian="normal" style:font-weight-complex="normal"/>
    </style:style>
    <style:style style:name="T20" style:family="text">
      <style:text-properties fo:font-weight="normal" officeooo:rsid="00325558" style:font-weight-asian="normal" style:font-weight-complex="normal"/>
    </style:style>
    <style:style style:name="T21" style:family="text">
      <style:text-properties fo:font-weight="normal" officeooo:rsid="0035e76b" style:font-weight-asian="normal" style:font-weight-complex="normal"/>
    </style:style>
    <style:style style:name="T22" style:family="text">
      <style:text-properties fo:font-weight="normal" officeooo:rsid="00380f2e" style:font-weight-asian="normal" style:font-weight-complex="normal"/>
    </style:style>
    <style:style style:name="T23" style:family="text">
      <style:text-properties fo:font-weight="normal" officeooo:rsid="0039f3b4" style:font-weight-asian="normal" style:font-weight-complex="normal"/>
    </style:style>
    <style:style style:name="T24" style:family="text">
      <style:text-properties fo:font-weight="normal" officeooo:rsid="003b3203" style:font-weight-asian="normal" style:font-weight-complex="normal"/>
    </style:style>
    <style:style style:name="T25" style:family="text">
      <style:text-properties fo:font-weight="normal" officeooo:rsid="003c72fc" style:font-weight-asian="normal" style:font-weight-complex="normal"/>
    </style:style>
    <style:style style:name="T26" style:family="text">
      <style:text-properties fo:font-size="12pt" fo:font-weight="normal" officeooo:rsid="0026b521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32e338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33cd7c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33f53e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37cf20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387fa3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38db95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3ec295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24e045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42b288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280e8f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28a1d8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4433ea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46620e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48af97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4565e5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4eb3fd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4ff837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5173b1" style:font-size-asian="10.5pt" style:font-weight-asian="normal" style:font-size-complex="12pt" style:font-weight-complex="normal"/>
    </style:style>
    <style:style style:name="T45" style:family="text">
      <style:text-properties fo:font-size="12pt" fo:font-weight="bold" officeooo:rsid="00387fa3" style:font-size-asian="10.5pt" style:font-weight-asian="bold" style:font-size-complex="12pt" style:font-weight-complex="bold"/>
    </style:style>
    <style:style style:name="T46" style:family="text">
      <style:text-properties fo:font-size="12pt" fo:font-weight="bold" officeooo:rsid="0026b521" style:font-size-asian="10.5pt" style:font-weight-asian="bold" style:font-size-complex="12pt" style:font-weight-complex="bold"/>
    </style:style>
    <style:style style:name="T47" style:family="text">
      <style:text-properties fo:font-size="12pt" fo:font-weight="bold" officeooo:rsid="003ec295" style:font-size-asian="10.5pt" style:font-weight-asian="bold" style:font-size-complex="12pt" style:font-weight-complex="bold"/>
    </style:style>
    <style:style style:name="T48" style:family="text">
      <style:text-properties fo:font-size="12pt" fo:font-weight="bold" officeooo:rsid="004565e5" style:font-size-asian="10.5pt" style:font-weight-asian="bold" style:font-size-complex="12pt" style:font-weight-complex="bold"/>
    </style:style>
    <style:style style:name="T49" style:family="text">
      <style:text-properties fo:font-size="12pt" style:font-size-asian="10.5pt" style:font-size-complex="12pt"/>
    </style:style>
    <style:style style:name="T50" style:family="text">
      <style:text-properties fo:font-size="12pt" officeooo:rsid="004eb3fd" style:font-size-asian="10.5pt" style:font-size-complex="12pt"/>
    </style:style>
    <style:style style:name="T51" style:family="text">
      <style:text-properties officeooo:rsid="0035e76b"/>
    </style:style>
    <style:style style:name="T52" style:family="text">
      <style:text-properties fo:color="#0000ff" loext:opacity="100%" style:font-name="Consolas1" fo:font-weight="normal" style:font-weight-asian="normal" style:font-weight-complex="normal"/>
    </style:style>
    <style:style style:name="T53" style:family="text">
      <style:text-properties fo:color="#0000ff" loext:opacity="100%" style:font-name="Consolas1"/>
    </style:style>
    <style:style style:name="T54" style:family="text">
      <style:text-properties fo:color="#000000" loext:opacity="100%" style:font-name="Consolas1"/>
    </style:style>
    <style:style style:name="T55" style:family="text">
      <style:text-properties fo:color="#2b91af" loext:opacity="100%" style:font-name="Consolas1"/>
    </style:style>
    <style:style style:name="T56" style:family="text">
      <style:text-properties fo:color="#2f4f4f" loext:opacity="100%" style:font-name="Consolas1"/>
    </style:style>
    <style:style style:name="T57" style:family="text">
      <style:text-properties fo:color="#a31515" loext:opacity="100%" style:font-name="Consolas1"/>
    </style:style>
    <style:style style:name="T58" style:family="text">
      <style:text-properties officeooo:rsid="00546c29"/>
    </style:style>
    <style:style style:name="T59" style:family="text">
      <style:text-properties officeooo:rsid="0054cf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C- Poznamky</text:p>
      <text:p text:style-name="P12">- /* */ - zaciatok, koniec poznamok viacerych riadkov</text:p>
      <text:p text:style-name="P12">- // - poznamka pre jeden riadok</text:p>
      <text:p text:style-name="P12">- /**************</text:p>
      <text:p text:style-name="P12"><text:s text:c="2"/>**************/ <text:s/>Dôlezita poznamka</text:p>
      <text:p text:style-name="P12"/>
      <text:p text:style-name="P23">Preprocesor</text:p>
      <text:p text:style-name="P11">- <text:span text:style-name="T7">Pracuje</text:span><text:span text:style-name="T1"> pred kompilaciou</text:span></text:p>
      <text:p text:style-name="P11">- <text:span text:style-name="T3">Prikazy </text:span><text:span text:style-name="T1">maju pred sebou #</text:span></text:p>
      <text:p text:style-name="P11">- <text:span text:style-name="T7">R</text:span><text:span text:style-name="T2">ychlejsie spracuje program, rychlejsie bezi</text:span></text:p>
      <text:p text:style-name="P11">- <text:span text:style-name="T7">K</text:span><text:span text:style-name="T4">onstanty – </text:span><text:span text:style-name="T5">nikdy nemenia svoju hodnotu premenna je stala</text:span><text:span text:style-name="T4">, <text:s/>macara</text:span></text:p>
      <text:p text:style-name="P11">- <text:span text:style-name="T8">M</text:span><text:span text:style-name="T6">ozem si vytvorit vlastnu kniznicu</text:span></text:p>
      <text:p text:style-name="P11"/>
      <text:p text:style-name="P11"/>
      <text:p text:style-name="P22">Scanf</text:p>
      <text:p text:style-name="P10">- %d, %<text:span text:style-name="T58">i</text:span> – cele cisla</text:p>
      <text:p text:style-name="P10">- %f – desatinne cisla, %.<text:span text:style-name="T59">3f – vypise na 3 desatinne miesta</text:span></text:p>
      <text:p text:style-name="P10">- %c – znaky</text:p>
      <text:p text:style-name="P10">- %<text:span text:style-name="T9">s – slova</text:span></text:p>
      <text:p text:style-name="P10">-%<text:span text:style-name="T10">lf, %</text:span><text:span text:style-name="T58">g</text:span><text:span text:style-name="T10"> – double</text:span></text:p>
      <text:p text:style-name="P10">- %<text:span text:style-name="T58">i, - bool</text:span></text:p>
      <text:p text:style-name="P10"/>
      <text:p text:style-name="P21">Premenne</text:p>
      <text:p text:style-name="P9"><text:span text:style-name="T11">Constants</text:span> – nememí sa</text:p>
      <text:p text:style-name="P9"><text:span text:style-name="T11">Variable</text:span> – sa mení záleži od programu</text:p>
      <text:p text:style-name="P1"><text:tab/> <text:s text:c="6"/>Nemozes meno zacinat cislom</text:p>
      <text:list xml:id="list1483583934" text:style-name="L1">
        <text:list-header>
          <text:p text:style-name="P24"><text:span text:style-name="T35"><text:s text:c="7"/></text:span><text:span text:style-name="T34">Pouzivaj iba pismena A-Z a cisla 0-9</text:span></text:p>
        </text:list-header>
      </text:list>
      <text:p text:style-name="P2"/>
      <text:p text:style-name="P20">Data types</text:p>
      <text:p text:style-name="P6"/>
      <text:p text:style-name="P28"><text:span text:style-name="T26"><text:s/></text:span><text:span text:style-name="T46">int</text:span><text:span text:style-name="T26"> – cisla </text:span><text:span text:style-name="T36">moze byt aj minus </text:span><text:span text:style-name="T37">ak dam int </text:span><text:span text:style-name="T38">premnna </text:span><text:span text:style-name="T37">= 0x… je to hexadecimalne <text:s/></text:span></text:p>
      <text:p text:style-name="P19"><text:s/></text:p>
      <text:p text:style-name="P5"><text:span text:style-name="T11">float</text:span> – <text:span text:style-name="T12">desatinne cisla (3., 125.8 .0001) </text:span></text:p>
      <text:p text:style-name="P8"><text:tab/> moze byt aj 1.7e4 a to je 1.7×10 na 4</text:p>
      <text:p text:style-name="P19"><text:s/></text:p>
      <text:p text:style-name="P5"><text:span text:style-name="T11">double</text:span> – <text:span text:style-name="T13">vacsie desatinne cisla </text:span><text:span text:style-name="T15">12.5f</text:span></text:p>
      <text:p text:style-name="P7"><text:tab/> <text:s text:c="3"/>2krat presnejsi</text:p>
      <text:p text:style-name="P4"><text:tab/> <text:s text:c="3"/><text:span text:style-name="T14">Nieco ako lepsi float</text:span></text:p>
      <text:p text:style-name="P27"><text:span text:style-name="T26"><text:tab/> <text:s text:c="3"/></text:span><text:span text:style-name="T27">Castejsie sa pouziva ked je viacej cis</text:span><text:span text:style-name="T28">lic </text:span><text:span text:style-name="T27">za desatinnou </text:span><text:span text:style-name="T29">bodkou</text:span><text:span text:style-name="T27"> (12.55555555555555555;)</text:span></text:p>
      <text:p text:style-name="P27"><text:span text:style-name="T27"><text:tab/> <text:s text:c="3"/></text:span><text:span text:style-name="T30">Ked nie je na konci f tak poslednu cislicu zaokruhli</text:span><text:span text:style-name="T26"><text:tab/><text:tab/></text:span></text:p>
      <text:p text:style-name="P18"><text:s/>char - </text:p>
      <text:p text:style-name="P17"><text:s/>bool – <text:span text:style-name="T18">True/false, &lt;</text:span><text:span text:style-name="T22">stdbool.h&gt; kniznica</text:span><text:span text:style-name="T18"> </text:span></text:p>
      <text:p text:style-name="P17"><text:span text:style-name="T16">_</text:span><text:span text:style-name="T51">Bool <text:s/>-</text:span><text:span text:style-name="T21"> </text:span><text:span text:style-name="T20">1</text:span><text:span text:style-name="T19">/</text:span><text:span text:style-name="T20">0</text:span><text:span text:style-name="T19"> </text:span></text:p>
      <text:p text:style-name="P3"/>
      <text:p text:style-name="P25"><text:span text:style-name="T45">Short – </text:span><text:span text:style-name="T31">pouziva menej </text:span><text:span text:style-name="T32">pamate</text:span></text:p>
      <text:p text:style-name="P16">Long – <text:span text:style-name="T23">zere viac pamate, </text:span></text:p>
      <text:p text:style-name="P16"><text:span text:style-name="T23"><text:tab/></text:span><text:span text:style-name="T24">moze byt long long int tak isto aj so short</text:span><text:span text:style-name="T25"> na konci je L (long int a = 2552L;)</text:span></text:p>
      <text:p text:style-name="P16"/>
      <text:p text:style-name="P25"><text:span text:style-name="T45">Unsigned – </text:span><text:span text:style-name="T33">nemoze byt zaporne </text:span></text:p>
      <text:p text:style-name="P26"><text:span text:style-name="T47"/></text:p>
      <text:p text:style-name="P26"><text:span text:style-name="T47"/></text:p>
      <text:p text:style-name="P26"><text:span text:style-name="T47"/></text:p>
      <text:p text:style-name="P26"><text:soft-page-break/><text:span text:style-name="T47"/></text:p>
      <text:p text:style-name="P26"><text:span text:style-name="T47">E</text:span><text:span text:style-name="T48">num – </text:span><text:span text:style-name="T41">premenna do ktorej si vlozim vlastne hodnoty </text:span><text:span text:style-name="T39">enum </text:span><text:span text:style-name="T40">farby</text:span><text:span text:style-name="T39"> { </text:span><text:span text:style-name="T40">red</text:span><text:span text:style-name="T39">, </text:span><text:span text:style-name="T40">blue</text:span><text:span text:style-name="T39">, </text:span><text:span text:style-name="T40">yellow</text:span><text:span text:style-name="T39">};… </text:span><text:span text:style-name="T40">tato premenna je len to co je v zatvorkach nic viac</text:span></text:p>
      <text:p text:style-name="P26"><text:span text:style-name="T40"/></text:p>
      <text:p text:style-name="P14"><text:span text:style-name="T52">enum</text:span><text:span text:style-name="T54"> </text:span><text:span text:style-name="T55">mesiace</text:span><text:span text:style-name="T54">{</text:span><text:span text:style-name="T56">januar</text:span><text:span text:style-name="T54">, </text:span><text:span text:style-name="T56">februar</text:span><text:span text:style-name="T54">, </text:span><text:span text:style-name="T56">marec</text:span><text:span text:style-name="T54"> = 12, </text:span><text:span text:style-name="T56">april</text:span><text:span text:style-name="T54">};</text:span></text:p>
      <text:p text:style-name="P13"><text:span text:style-name="T53">enum</text:span><text:span text:style-name="T54"> </text:span><text:span text:style-name="T55">mesiace</text:span><text:span text:style-name="T54"> prvy = </text:span><text:span text:style-name="T56">marec</text:span><text:span text:style-name="T54">;</text:span></text:p>
      <text:p text:style-name="P14"><text:span text:style-name="T54">printf(</text:span><text:span text:style-name="T57">"Prvy mesiac v roku je: %d\n\n"</text:span><text:span text:style-name="T54">, </text:span><text:span text:style-name="T56">marec</text:span><text:span text:style-name="T54">);</text:span></text:p>
      <text:p text:style-name="P15"><text:span text:style-name="T54">april v tomto pripade bude 13 lebo je o 1 viac ako ten pred nim</text:span></text:p>
      <text:p text:style-name="P15"><text:span text:style-name="T54"/></text:p>
      <text:p text:style-name="P29"><text:span text:style-name="T49">Char – </text:span><text:span text:style-name="T50"><text:s/></text:span><text:span text:style-name="T42">je jeden charakter „a“</text:span></text:p>
      <text:p text:style-name="P29"><text:span text:style-name="T42"><text:tab/> </text:span><text:span text:style-name="T43">char a </text:span><text:span text:style-name="T44">= ‚S‘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sk" fo:country="SK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30T12:14:20.179000000</meta:creation-date>
    <dc:date>2021-01-24T13:48:08.627000000</dc:date>
    <meta:editing-duration>PT2H34M49S</meta:editing-duration>
    <meta:editing-cycles>58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8" meta:word-count="279" meta:character-count="1640" meta:non-whitespace-character-count="1328"/>
  </office:meta>
</office:document-meta>
</file>